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ahoma1" svg:font-family="Tahoma"/>
    <style:font-face style:name="sans-serif" svg:font-family="sans-serif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Header">
      <style:text-properties fo:font-size="6pt" style:font-size-asian="6pt" style:font-size-complex="6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style:snap-to-layout-grid="false"/>
      <style:text-properties fo:font-size="10pt" fo:font-style="italic" fo:font-weight="bold" officeooo:paragraph-rsid="0010baae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9" style:family="paragraph" style:parent-style-name="Heading_20_8">
      <style:paragraph-properties style:snap-to-layout-grid="false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0baae" style:font-weight-asian="bold" style:font-weight-complex="bold"/>
    </style:style>
    <style:style style:name="P22" style:family="paragraph" style:parent-style-name="Standard">
      <style:paragraph-properties style:snap-to-layout-grid="false"/>
      <style:text-properties fo:font-size="10pt" fo:font-style="italic" fo:font-weight="bold" officeooo:paragraph-rsid="00133b63" style:font-size-asian="10pt" style:font-style-asian="italic" style:font-weight-asian="bold" style:font-size-complex="10pt" style:font-style-complex="italic" style:font-weight-complex="bold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fo:language="en" fo:country="US" style:language-asian="en" style:country-asian="US"/>
    </style:style>
    <style:style style:name="T1" style:family="text">
      <style:text-properties officeooo:rsid="0010baa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baae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3b63" style:font-style-asian="normal" style:font-style-complex="normal"/>
    </style:style>
    <style:style style:name="T7" style:family="text">
      <style:text-properties style:font-name="Symbol" fo:font-style="normal" style:font-name-asian="Symbol" style:font-style-asian="normal" style:font-name-complex="Symbol" style:font-style-complex="normal"/>
    </style:style>
    <style:style style:name="T8" style:family="text">
      <style:text-properties style:font-name="sans-serif"/>
    </style:style>
    <style:style style:name="T9" style:family="text">
      <style:text-properties style:font-name="sans-serif" officeooo:rsid="0011e8a1"/>
    </style:style>
    <style:style style:name="T10" style:family="text">
      <style:text-properties style:font-name="Times New Roman" fo:font-size="10pt" fo:language="en" fo:country="US" fo:font-style="italic" fo:font-weight="bold" style:font-size-asian="10pt" style:language-asian="en" style:country-asian="US" style:font-style-asian="italic" style:font-size-complex="10pt" style:font-style-complex="italic" style:font-weight-complex="bold"/>
    </style:style>
    <style:style style:name="T11" style:family="text"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T12" style:family="text">
      <style:text-properties style:font-name="Times New Roman" fo:font-size="10pt" fo:language="en" fo:country="US" fo:font-style="normal" fo:font-weight="bold" style:font-size-asian="10pt" style:language-asian="en" style:country-asian="US" style:font-size-complex="10pt"/>
    </style:style>
    <style:style style:name="T13" style:family="text">
      <style:text-properties style:font-name="Times New Roman" fo:font-size="10pt" fo:language="en" fo:country="US" fo:font-style="normal" fo:font-weight="bold" style:language-asian="en" style:country-asian="US" style:font-size-complex="10pt"/>
    </style:style>
    <style:style style:name="T14" style:family="text">
      <style:text-properties style:font-name="Times New Roman" fo:font-size="10pt" fo:language="en" fo:country="US" fo:font-style="normal" fo:font-weight="bold" officeooo:rsid="00129cbe" style:language-asian="en" style:country-asian="US" style:font-size-complex="10pt"/>
    </style:style>
    <style:style style:name="T15" style:family="text"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T16" style:family="text">
      <style:text-properties officeooo:rsid="00129cbe"/>
    </style:style>
    <style:style style:name="T17" style:family="text">
      <style:text-properties fo:language="en" fo:country="US" style:language-asian="en" style:country-asian="US"/>
    </style:style>
    <style:style style:name="T18" style:family="text">
      <style:text-properties officeooo:rsid="00133b63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0" text:outline-level="1">Intitulé du référentiel</text:h>
            <text:p text:style-name="P18"/>
            <text:p><text:span text:style-name="T17">Référence de l’ancienne version : </text:span><text:bookmark text:name="page519R_mcid40"/>GEN PROC 20 - Révision 03</text:p>
            <text:p/>
            <text:p><text:span text:style-name="T17">Référence de la nouvelle version : </text:span><text:bookmark text:name="page519R_mcid401"/>GEN PROC 20 - Révision 04 </text:p>
            <text:p text:style-name="Standard">Situations à signaler au Cofrac et transfert d’accréditation</text:p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4">Nature des modifications apportées par la nouvelle version </text:span>:</text:h>
            <text:p text:style-name="P18"/>
            <text:p><text:span text:style-name="T17">6.1 Evolutions d’ordre organisationnel, administratif ou juridique concernant l’organisme accrédité : </text:span>Obligation de déclarer au Cofrac les évolutions statutaires de l’organisme accrédité </text:p>
            <text:p/>
            <text:p text:style-name="Standard">6.2 Situations de non-conformité aux exigences d’accréditation : Le courrier adressé au pilote du dossier d’accréditation doit spécifier l’impact de la non-conformité sur le service délivré</text:p>
            <text:p text:style-name="P7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0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19" text:outline-level="8">Évolutions nécessaires</text:h>
          </table:table-cell>
          <table:table-cell table:style-name="Tableau3.A1" office:value-type="string">
            <text:p text:style-name="P8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3">Les évolutions nécessitent-elles une mise à niveau des agents ?</text:p>
            <text:p text:style-name="P13"><text:span text:style-name="T5"><text:tab/>OUI : <text:tab/></text:span><text:span text:style-name="T7"></text:span><text:span text:style-name="T5"> <text:s text:c="4"/>NON : <text:s text:c="5"/></text:span><text:span text:style-name="T6">X</text:span><text:span text:style-name="T5"> </text:span></text:p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a rédaction d'un nouveau mode opératoire ?</text:p>
            <text:p text:style-name="P22"><text:span text:style-name="T5"><text:tab/>OUI : <text:tab/></text:span><text:span text:style-name="T7"></text:span><text:span text:style-name="T5"> <text:s text:c="4"/>NON : <text:s text:c="6"/></text:span><text:span text:style-name="T6">X</text:span></text:p>
          </table:table-cell>
          <table:table-cell table:style-name="Tableau3.B4" office:value-type="string">
            <text:p text:style-name="P17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'achat de nouveaux matériels ou l'adaptation des matériels existants ?</text:p>
            <text:p text:style-name="P22"><text:span text:style-name="T5"><text:tab/>OUI : <text:tab/></text:span><text:span text:style-name="T7"></text:span><text:span text:style-name="T5"> <text:s text:c="4"/>NON : <text:s text:c="6"/></text:span><text:span text:style-name="T6">X</text:span></text:p>
          </table:table-cell>
          <table:table-cell table:style-name="Tableau3.B4" office:value-type="string">
            <text:p text:style-name="P17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 l'environnement de travail  ?</text:p>
            <text:p text:style-name="P22"><text:span text:style-name="T5"><text:tab/>OUI : <text:tab/></text:span><text:span text:style-name="T7"></text:span><text:span text:style-name="T5"> <text:s text:c="4"/>NON : <text:s text:c="6"/></text:span><text:span text:style-name="T6">X</text:span></text:p>
          </table:table-cell>
          <table:table-cell table:style-name="Tableau3.B4" office:value-type="string">
            <text:p text:style-name="P17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s consignes de sécurité (salle d'essai, poste de travail)  ?</text:p>
            <text:p text:style-name="P22"><text:span text:style-name="T5"><text:tab/>OUI : <text:tab/></text:span><text:span text:style-name="T7"></text:span><text:span text:style-name="T5"> <text:s text:c="4"/>NON : <text:s text:c="6"/><text:tab/></text:span><text:span text:style-name="T6">X</text:span></text:p>
          </table:table-cell>
          <table:table-cell table:style-name="Tableau3.B4" office:value-type="string">
            <text:p text:style-name="P17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une information des clients ?</text:p>
            <text:p text:style-name="P22"><text:span text:style-name="T5"><text:tab/>OUI : <text:tab/></text:span><text:span text:style-name="T7"></text:span><text:span text:style-name="T5"> <text:s text:c="2"/>NON : <text:s text:c="6"/><text:tab/></text:span><text:span text:style-name="T6">X</text:span></text:p>
          </table:table-cell>
          <table:table-cell table:style-name="Tableau3.B4" office:value-type="string">
            <text:p text:style-name="P17"/>
          </table:table-cell>
        </table:table-row>
        <table:table-row table:style-name="Tableau3.1">
          <table:table-cell table:style-name="Tableau3.A4" office:value-type="string">
            <text:p text:style-name="P14">Les évolutions nécessitent-elles un <text:span text:style-name="T1">changement de flexibilité</text:span></text:p>
            <text:p text:style-name="P22"><text:span text:style-name="T5"><text:tab/>OUI : <text:tab/></text:span><text:span text:style-name="T7"></text:span><text:span text:style-name="T5"> <text:s text:c="2"/>NON : <text:s text:c="6"/><text:tab/></text:span><text:span text:style-name="T6">X</text:span></text:p>
          </table:table-cell>
          <table:table-cell table:style-name="Tableau3.B4" office:value-type="string">
            <text:p text:style-name="P17"/>
          </table:table-cell>
        </table:table-row>
        <table:table-row table:style-name="Tableau3.1">
          <table:table-cell table:style-name="Tableau3.B4" table:number-columns-spanned="2" office:value-type="string">
            <text:p text:style-name="P15">BILAN :</text:p>
            <text:p text:style-name="P15"/>
            <text:p text:style-name="P9"/>
            <text:p text:style-name="P15"><text:s/>Date d'application des nouvelles dispositions : <text:span text:style-name="T18">sans objet</text:span></text:p>
            <text:p text:style-name="P9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6"/>
            <text:p text:style-name="P12">Proposé par :<text:tab/><text:tab/><text:tab/> Nom :<text:tab/><text:tab/><text:tab/>Visa :<text:tab/><text:tab/> <text:s text:c="4"/>Date :</text:p>
            <text:p text:style-name="P12"/>
            <text:p text:style-name="P12">Validé par le chef d'unité :<text:tab/> Nom :<text:tab/><text:tab/><text:tab/>Visa :<text:tab/><text:tab/> <text:s text:c="4"/>Date :</text:p>
            <text:p text:style-name="P12"/>
            <text:p text:style-name="P13"><text:span text:style-name="T5">Diffusé à :</text:span> </text:p>
            <text:p text:style-name="P13"/>
            <text:p text:style-name="P13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ahoma1" svg:font-family="Tahoma"/>
    <style:font-face style:name="sans-serif" svg:font-family="sans-serif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bold" officeooo:rsid="0010baae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5" style:family="paragraph" style:parent-style-name="Table_20_Contents">
      <style:text-properties fo:font-size="10pt" style:font-size-asian="10pt" style:font-size-complex="10pt"/>
    </style:style>
    <style:style style:name="MP6" style:family="paragraph" style:parent-style-name="Header">
      <style:text-properties fo:font-size="6pt" style:font-size-asian="6pt" style:font-size-complex="6pt"/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0baae"/>
    </style:style>
    <style:style style:name="MT2" style:family="text">
      <style:text-properties fo:background-color="#ffff00" loext:char-shading-value="0"/>
    </style:style>
    <style:style style:name="MT3" style:family="text">
      <style:text-properties officeooo:rsid="0010baae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3">ACF</text:p>
            </table:table-cell>
            <table:table-cell table:style-name="Tableau2.A1" office:value-type="string">
              <text:p text:style-name="MP4">Fiche d'évolution </text:p>
              <text:p text:style-name="MP4">d'un référentiel</text:p>
            </table:table-cell>
            <table:table-cell table:style-name="Tableau2.C1" office:value-type="string">
              <text:p text:style-name="MP5">Réf. : <text:bookmark-start text:name="P_REF"/>R<text:bookmark-end text:name="P_REF"/>2.DLCF.DM.005</text:p>
              <text:p text:style-name="MP5">Révision : <text:bookmark-start text:name="P_REVISION"/>0<text:bookmark-end text:name="P_REVISION"/>0<text:span text:style-name="MT1">2</text:span></text:p>
              <text:p text:style-name="MP5">Du <text:span text:style-name="MT2">2</text:span><text:span text:style-name="MT3">9</text:span><text:span text:style-name="MT2">/</text:span><text:span text:style-name="MT3">10</text:span><text:span text:style-name="MT2">/20</text:span><text:span text:style-name="MT3">21</text:span></text:p>
            </table:table-cell>
          </table:table-row>
        </table:table>
        <text:p text:style-name="MP6"><text:tab/><text:tab/></text:p>
      </style:header>
      <style:footer>
        <text:p text:style-name="MP7"><text:file-name text:display="name">GEN_PROC_20_Fiche_evolution_referentiel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3-02-17T16:27:14.443000000</meta:creation-date>
    <meta:editing-cycles>1</meta:editing-cycles>
    <meta:editing-duration>P0D</meta:editing-duration>
    <meta:document-statistic meta:table-count="4" meta:image-count="0" meta:object-count="0" meta:page-count="1" meta:paragraph-count="39" meta:word-count="273" meta:character-count="1818" meta:non-whitespace-character-count="1470"/>
    <meta:user-defined meta:name="Info 1"/>
    <meta:user-defined meta:name="Info 2"/>
    <meta:user-defined meta:name="Info 3"/>
    <meta:user-defined meta:name="Info 4"/>
  </office:meta>
</office:document-meta>
</file>